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6" style:family="table-cell" style:parent-style-name="Default">
      <style:table-cell-properties fo:border-bottom="0.74pt solid #000000" style:text-align-source="fix" style:repeat-content="false" fo:wrap-option="no-wrap" fo:border-left="4.51pt solid #d62e4e" fo:border-right="none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0" style:family="table-cell" style:parent-style-name="Default">
      <style:table-cell-properties fo:border-bottom="4.51pt solid #d62e4e" style:text-align-source="fix" style:repeat-content="false" fo:wrap-option="no-wrap" fo:border-left="4.51pt solid #d62e4e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6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0" style:family="table-cell" style:parent-style-name="Default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0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1" style:family="table-cell" style:parent-style-name="Good" style:data-style-name="N10003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3" style:family="table-cell" style:parent-style-name="Ba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8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9" style:family="table-cell" style:parent-style-name="Bad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3" style:family="table-cell" style:parent-style-name="Bad">
      <style:table-cell-properties fo:border-bottom="4.51pt solid #d62e4e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9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8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2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12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7">“</text:span><text:span text:style-name="T8">Translated title</text:span><text:span text:style-name="T9">”</text:span><text:span text:style-name="T10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1">[Original]</text:span><text:span text:style-name="T12"> (Title cannot be translated; Author didn’t allow to translated title;</text:span><text:span text:style-name="T13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20">No (Author of fic owns rights on cover, but I can’t use it; I didn’t asked about permission yet; </text:span><text:span text:style-name="T21">I asked author about permission, but didn’t got answer back; </text:span><text:span text:style-name="T22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4">Translation</text:span> – Fic title:</text:p>
          </table:table-cell>
          <table:table-cell table:style-name="ce8" office:value-type="string" calcext:value-type="string">
            <text:p><text:span text:style-name="T14">Translation – C</text:span><text:span text:style-name="T18">hapters c</text:span><text:span text:style-name="T19">ompletion:</text:span></text:p>
          </table:table-cell>
          <table:table-cell table:style-name="ce8" office:value-type="string" calcext:value-type="string">
            <text:p><text:span text:style-name="T14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1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5">"</text:span><text:span text:style-name="T16">Втеча</text:span><text:span text:style-name="T17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6" office:value-type="string" calcext:value-type="string">
            <text:p>1. I Am Not Sombra</text:p>
          </table:table-cell>
          <table:table-cell table:style-name="ce56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56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0" office:value-type="string" calcext:value-type="string">
            <text:p>Done</text:p>
          </table:table-cell>
          <table:table-cell table:style-name="ce56" office:value-type="string" calcext:value-type="string">
            <text:p>[Original]</text:p>
          </table:table-cell>
          <table:table-cell table:style-name="ce128" office:value-type="string" calcext:value-type="string">
            <text:p>0 of 32</text:p>
          </table:table-cell>
          <table:table-cell table:style-name="ce128" office:value-type="string" calcext:value-type="string">
            <text:p>No</text:p>
          </table:table-cell>
          <table:table-cell table:number-columns-repeated="2" table:style-name="ce15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0" office:value-type="string" calcext:value-type="string">
            <text:p>2. The Ruler of Ponies and Men</text:p>
          </table:table-cell>
          <table:table-cell table:style-name="ce60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60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1" office:value-type="string" calcext:value-type="string">
            <text:p>Done</text:p>
          </table:table-cell>
          <table:table-cell table:style-name="ce60" office:value-type="string" calcext:value-type="string">
            <text:p>[Original]</text:p>
          </table:table-cell>
          <table:table-cell table:style-name="ce129" office:value-type="string" calcext:value-type="string">
            <text:p>0 of 59</text:p>
          </table:table-cell>
          <table:table-cell table:style-name="ce129" office:value-type="string" calcext:value-type="string">
            <text:p>No</text:p>
          </table:table-cell>
          <table:table-cell table:number-columns-repeated="2" table:style-name="ce15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Lasting Memories</text:p>
          </table:table-cell>
          <table:table-cell table:style-name="ce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42" office:value-type="string" calcext:value-type="string">
            <text:p><text:span text:style-name="T6"><text:a xlink:href="https://www.fimfiction.net/user/369104/Boopy+Doopy" xlink:type="simple">https://www.fimfiction.net/user/369104/Boopy+Doopy</text:a></text:span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5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My Little Pony: Train in Equestria </text:p>
          </table:table-cell>
          <table:table-cell table:style-name="ce42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4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123" office:value-type="string" calcext:value-type="string">
            <text:p>Not 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WIP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You're not Twilight </text:p>
          </table:table-cell>
          <table:table-cell table:style-name="ce42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4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123" office:value-type="string" calcext:value-type="string">
            <text:p>Not 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WIP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 style:data-style-name="N2" text:time-value="21:14:06.2620505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30T21:15:01.791110222</dc:date>
    <meta:editing-duration>PT9H4M9S</meta:editing-duration>
    <meta:editing-cycles>490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91" meta:object-count="0"/>
  </office:meta>
</office:document-meta>
</file>